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A00000500985428605A7BBE0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ef3" officeooo:paragraph-rsid="001d3e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gesh kargeti</text:p>
      <text:p text:style-name="P1">jamia millia islamia</text:p>
      <text:p text:style-name="P1"><draw:frame draw:style-name="fr1" draw:name="Image1" text:anchor-type="paragraph" svg:width="17cm" svg:height="23.601cm" draw:z-index="0"><draw:image xlink:href="Pictures/100000000000039A00000500985428605A7BBE06.jpg" xlink:type="simple" xlink:show="embed" xlink:actuate="onLoad" loext:mime-type="image/jpeg"/></draw:frame>This is the image.</text:p>
      <text:p text:style-name="P1">Thank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7:59:41.551962915</meta:creation-date>
    <dc:date>2021-02-08T18:00:31.521773838</dc:date>
    <meta:editing-duration>PT53S</meta:editing-duration>
    <meta:editing-cycles>1</meta:editing-cycles>
    <meta:document-statistic meta:table-count="0" meta:image-count="1" meta:object-count="0" meta:page-count="1" meta:paragraph-count="4" meta:word-count="11" meta:character-count="61" meta:non-whitespace-character-count="54"/>
    <meta:generator>LibreOffice/6.0.7.3$Linux_X86_64 LibreOffice_project/00m0$Build-3</meta:generator>
  </office:meta>
</office:document-meta>
</file>